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>
        <style:drop-cap style:lines="3" style:style-name="Drop_20_Caps"/>
      </style:paragraph-properties>
      <style:text-properties officeooo:rsid="0002fe15" officeooo:paragraph-rsid="0002fe15"/>
    </style:style>
    <style:style style:name="P2" style:family="paragraph" style:parent-style-name="Standard">
      <style:paragraph-properties>
        <style:drop-cap style:lines="3" style:style-name="User_20_Defined_20_Drop_20_Caps"/>
      </style:paragraph-properties>
      <style:text-properties officeooo:rsid="0002fe15" officeooo:paragraph-rsid="0002fe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</text:p>
      <text:p text:style-name="P2">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User_20_Defined_20_Drop_20_Caps" style:display-name="User Defined Drop Caps" style:family="text" style:parent-style-name="Definition"/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4T17:55:04.334404189</meta:creation-date>
    <dc:date>2013-08-14T18:01:38.219153899</dc:date>
    <meta:editing-duration>PT5M1S</meta:editing-duration>
    <meta:editing-cycles>3</meta:editing-cycles>
    <meta:generator>LibreOffice/4.2.0.0.alpha0$Linux_x86 LibreOffice_project/1e965e22343157c12258673147ec52f35abb0759</meta:generator>
    <meta:document-statistic meta:table-count="0" meta:image-count="0" meta:object-count="0" meta:page-count="1" meta:paragraph-count="2" meta:word-count="2" meta:character-count="2" meta:non-whitespace-character-count="2"/>
  </office:meta>
</office:document-meta>
</file>